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rebuchet MS" svg:font-family="'Trebuchet MS'" style:font-family-generic="swiss" style:font-pitch="variable"/>
  </office:font-face-decls>
  <office:automatic-styles>
    <style:style style:name="P1" style:family="paragraph" style:parent-style-name="Standard">
      <style:paragraph-properties fo:text-align="center" style:justify-single-word="false"/>
      <style:text-properties style:font-name="Trebuchet MS" fo:font-size="16pt" fo:font-weight="bold" style:font-size-asian="16pt" style:font-weight-asian="bold" style:font-size-complex="16pt" style:font-weight-complex="bold"/>
    </style:style>
    <style:style style:name="P2" style:family="paragraph" style:parent-style-name="Standard">
      <style:paragraph-properties fo:text-align="start" style:justify-single-word="false"/>
      <style:text-properties style:font-name="Trebuchet MS" fo:font-size="16pt"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style:font-name="Trebuchet MS" fo:font-size="12pt" fo:font-weight="bold" style:font-size-asian="12pt" style:font-weight-asian="bold" style:font-size-complex="12pt" style:font-weight-complex="bold"/>
    </style:style>
    <style:style style:name="P4" style:family="paragraph" style:parent-style-name="Standard">
      <style:paragraph-properties fo:text-align="start" style:justify-single-word="false"/>
      <style:text-properties style:font-name="Trebuchet MS" fo:font-size="12pt"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style:font-name="Trebuchet MS" fo:font-size="12pt" fo:font-weight="normal" style:font-size-asian="12pt" style:font-weight-asian="normal" style:font-size-complex="12pt" style:font-weight-complex="normal"/>
    </style:style>
    <style:style style:name="P6" style:family="paragraph" style:parent-style-name="Standard" style:list-style-name="L1">
      <style:paragraph-properties fo:text-align="start" style:justify-single-word="false"/>
      <style:text-properties style:font-name="Trebuchet MS" fo:font-size="12pt"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style>
    <style:style style:name="P8" style:family="paragraph" style:parent-style-name="Standard" style:list-style-name="L2">
      <style:paragraph-properties fo:text-align="start" style:justify-single-word="false"/>
      <style:text-properties style:font-name="Trebuchet MS" fo:font-size="12pt" fo:font-weight="normal" style:font-size-asian="12pt" style:font-weight-asian="normal" style:font-size-complex="12pt" style:font-weight-complex="normal"/>
    </style:style>
    <style:style style:name="P9" style:family="paragraph" style:parent-style-name="Standard" style:list-style-name="L2">
      <style:paragraph-properties fo:text-align="start" style:justify-single-word="false"/>
    </style:style>
    <style:style style:name="P10" style:family="paragraph" style:parent-style-name="Standard">
      <style:paragraph-properties fo:text-align="start" style:justify-single-word="false"/>
      <style:text-properties style:font-name="Trebuchet MS"/>
    </style:style>
    <style:style style:name="P11" style:family="paragraph" style:parent-style-name="Standard">
      <style:text-properties style:font-name="Trebuchet MS" fo:font-style="normal" style:font-style-asian="normal" style:font-style-complex="normal"/>
    </style:style>
    <style:style style:name="P12" style:family="paragraph" style:parent-style-name="Standard">
      <style:text-properties style:font-name="Trebuchet MS" fo:font-style="normal" fo:font-weight="bold" style:font-style-asian="normal" style:font-weight-asian="bold" style:font-style-complex="normal" style:font-weight-complex="bold"/>
    </style:style>
    <style:style style:name="P13" style:family="paragraph" style:parent-style-name="Standard">
      <style:text-properties style:font-name="Trebuchet MS" fo:font-size="6pt" fo:font-style="normal" fo:font-weight="bold" style:font-size-asian="6pt" style:font-style-asian="normal" style:font-weight-asian="bold" style:font-size-complex="6pt" style:font-style-complex="normal" style:font-weight-complex="bold"/>
    </style:style>
    <style:style style:name="P14" style:family="paragraph" style:parent-style-name="Standard" style:list-style-name="L3">
      <style:paragraph-properties fo:margin-left="-1.251cm" fo:margin-right="0cm" fo:text-indent="0cm" style:auto-text-indent="false"/>
      <style:text-properties style:font-name="Trebuchet MS" fo:font-style="normal" style:font-style-asian="normal" style:font-style-complex="normal"/>
    </style:style>
    <style:style style:name="P15" style:family="paragraph" style:parent-style-name="Standard" style:list-style-name="L4">
      <style:text-properties style:font-name="Trebuchet MS" fo:font-style="normal" style:font-style-asian="normal" style:font-style-complex="normal"/>
    </style:style>
    <style:style style:name="P16" style:family="paragraph" style:parent-style-name="Standard" style:list-style-name="L4">
      <style:text-properties style:font-name="Trebuchet MS" fo:font-style="italic" style:font-style-asian="italic" style:font-style-complex="italic"/>
    </style:style>
    <style:style style:name="P17" style:family="paragraph" style:parent-style-name="Standard">
      <style:text-properties style:font-name="Trebuchet MS" fo:font-size="6pt" fo:font-style="normal" style:font-size-asian="6pt" style:font-style-asian="normal" style:font-size-complex="6pt" style:font-style-complex="normal"/>
    </style:style>
    <style:style style:name="P18" style:family="paragraph" style:parent-style-name="Standard" style:list-style-name="L5">
      <style:text-properties style:font-name="Trebuchet MS" fo:font-style="normal" style:font-style-asian="normal" style:font-style-complex="normal"/>
    </style:style>
    <style:style style:name="P19" style:family="paragraph" style:parent-style-name="Standard" style:list-style-name="L6">
      <style:text-properties style:font-name="Trebuchet MS" fo:font-style="normal" style:font-style-asian="normal" style:font-style-complex="normal"/>
    </style:style>
    <style:style style:name="P20" style:family="paragraph" style:parent-style-name="Standard" style:list-style-name="L6">
      <style:paragraph-properties fo:margin-left="-1.251cm" fo:margin-right="0cm" fo:text-indent="0cm" style:auto-text-indent="false"/>
      <style:text-properties style:font-name="Trebuchet MS" fo:font-style="normal" style:font-style-asian="normal" style:font-style-complex="normal"/>
    </style:style>
    <style:style style:name="P21" style:family="paragraph" style:parent-style-name="Standard">
      <style:text-properties style:font-name="Trebuchet MS"/>
    </style:style>
    <style:style style:name="P22" style:family="paragraph" style:parent-style-name="Standard">
      <style:text-properties style:font-name="Trebuchet MS" fo:font-weight="bold" style:font-weight-asian="bold" style:font-weight-complex="bold"/>
    </style:style>
    <style:style style:name="P23" style:family="paragraph" style:parent-style-name="Standard">
      <style:text-properties style:font-name="Trebuchet MS" fo:font-size="6pt" style:font-size-asian="6pt" style:font-size-complex="6pt"/>
    </style:style>
    <style:style style:name="P24" style:family="paragraph" style:parent-style-name="Standard">
      <style:text-properties style:font-name="Trebuchet MS" fo:font-style="italic" style:font-style-asian="italic" style:font-style-complex="italic"/>
    </style:style>
    <style:style style:name="P25" style:family="paragraph" style:parent-style-name="Standard" style:list-style-name="L7">
      <style:text-properties style:font-name="Trebuchet MS"/>
    </style:style>
    <style:style style:name="P26" style:family="paragraph" style:parent-style-name="Standard">
      <style:text-properties style:font-name="Trebuchet M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style:font-name="Trebuchet MS" fo:font-size="12pt" fo:font-weight="normal" style:font-size-asian="12pt" style:font-weight-asian="normal" style:font-size-complex="12pt" style:font-weight-complex="normal"/>
    </style:style>
    <style:style style:name="T5" style:family="text">
      <style:text-properties fo:color="#ff0000" style:font-name="Trebuchet MS" fo:font-size="12pt" fo:font-weight="normal" style:font-size-asian="12pt" style:font-weight-asian="normal" style:font-size-complex="12pt" style:font-weight-complex="normal"/>
    </style:style>
    <style:style style:name="T6" style:family="text">
      <style:text-properties style:font-name="Courier New"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style:font-name="Trebuchet MS" fo:font-size="12pt" fo:font-style="normal" fo:font-weight="normal" style:font-size-asian="12pt" style:font-style-asian="normal" style:font-weight-asian="normal" style:font-size-complex="12pt" style:font-style-complex="normal" style:font-weight-complex="normal"/>
    </style:style>
    <style:style style:name="T8" style:family="text">
      <style:text-properties style:font-name="Courier New" fo:font-style="normal" style:font-style-asian="normal" style:font-style-complex="normal"/>
    </style:style>
    <style:style style:name="T9" style:family="text">
      <style:text-properties style:font-name="Trebuchet MS"/>
    </style:style>
    <style:style style:name="T10" style:family="text">
      <style:text-properties style:font-name="Trebuchet MS"/>
    </style:style>
    <style:style style:name="T11" style:family="text">
      <style:text-properties fo:font-weight="bold"/>
    </style:style>
    <style:style style:name="T12" style:family="text">
      <style:text-properties style:font-name="Trebuchet MS" fo:font-style="italic" style:font-style-asian="italic" style:font-style-complex="italic"/>
    </style:style>
    <style:style style:name="T13" style:family="text">
      <style:text-properties style:font-name="Trebuchet MS" fo:font-style="normal" style:font-style-asian="normal" style:font-style-complex="normal"/>
    </style:style>
    <style:style style:name="T14" style:family="text">
      <style:text-properties style:font-name="Trebuchet MS" fo:font-style="normal" style:font-style-asian="normal" style:font-style-complex="normal"/>
    </style:style>
    <style:style style:name="T15" style:family="text">
      <style:text-properties fo:font-style="normal" style:font-style-asian="normal" style:font-style-complex="normal"/>
    </style:style>
    <style:style style:name="T16" style:family="text">
      <style:text-properties fo:font-style="italic" fo:font-weight="bold" style:font-style-asian="italic" style:font-weight-asian="bold" style:font-style-complex="italic" style:font-weight-complex="bold"/>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lantlore Programming Guidelines</text:p>
      <text:p text:style-name="P1"/>
      <text:p text:style-name="P2">1. SVN Repository</text:p>
      <text:p text:style-name="P3">Repository location</text:p>
      <text:p text:style-name="P4"><text:tab/><text:span text:style-name="T1">Plantlore SVN repository is located at BerliOS [</text:span><text:a xlink:type="simple" xlink:href="http://www.berlios.de/"><text:span text:style-name="T2">www.berlios.de</text:span></text:a><text:span text:style-name="T1">]</text:span></text:p>
      <text:p text:style-name="P5"/>
      <text:p text:style-name="P3">Repository structure</text:p>
      <text:p text:style-name="P5"><text:tab/>Repository contains sources as well as other documents and materials used for development. This is the current structure of folders in the repository:</text:p>
      <text:list text:style-name="L1">
        <text:list-item>
          <text:p text:style-name="P6"><text:span text:style-name="T3">analysis</text:span> - contains all files specifying how Plantlore should work</text:p>
          <text:list>
            <text:list-item>
              <text:p text:style-name="P6"><text:span text:style-name="T3">BioCASE</text:span> – Information about BioCASE provider software</text:p>
            </text:list-item>
            <text:list-item>
              <text:p text:style-name="P6"><text:span text:style-name="T3">Database</text:span> – Database model and DB related stuff</text:p>
            </text:list-item>
            <text:list-item>
              <text:p text:style-name="P6"><text:span text:style-name="T3">Examples</text:span> – various examples (mostly java sources)</text:p>
            </text:list-item>
          </text:list>
        </text:list-item>
        <text:list-item>
          <text:p text:style-name="P6"><text:span text:style-name="T3">documentation</text:span> - contains all documents saying how Plantlore work</text:p>
        </text:list-item>
        <text:list-item>
          <text:p text:style-name="P6"><text:span text:style-name="T3">src</text:span> - contains Plantlore Java sources</text:p>
        </text:list-item>
        <text:list-item>
          <text:p text:style-name="P6"><text:span text:style-name="T3">test</text:span> - contains JUnit tests for classes in src directory</text:p>
        </text:list-item>
        <text:list-item>
          <text:p text:style-name="P6"><text:span text:style-name="T3">lib</text:span> - contains all libraries used by Plantlore </text:p>
        </text:list-item>
      </text:list>
      <text:p text:style-name="P5"/>
      <text:p text:style-name="P3">Using Plantlore Repository</text:p>
      <text:p text:style-name="P7"><text:span text:style-name="T4"><text:tab/>General information about using CVS can be found at [</text:span><text:span text:style-name="T5">here be dragons</text:span><text:span text:style-name="T4">]. To get fresh version of the sources and other Plantlore related documents, use “</text:span><text:span text:style-name="T6">svn checkout</text:span><text:span text:style-name="T7"> </text:span><text:span text:style-name="T8">svn://svn.berlios.de/plantlore/trunk plantlore</text:span><text:span text:style-name="T4">”. In order to receive SVN commit notifications, join </text:span><text:a xlink:type="simple" xlink:href="mailto:plantlore-dev@lists.berlios.de"><text:span text:style-name="T9">plantlore-dev@lists.berlios.de</text:span></text:a><text:span text:style-name="T10"> mailing list. This list is used for general development discussion as well. </text:span><text:span text:style-name="T4">This is the list of Plantlore specific rules for using SVN:</text:span></text:p>
      <text:list text:style-name="L2">
        <text:list-item>
          <text:p text:style-name="P8">When adding or committing files, always include appropriate description of what changes were made.</text:p>
        </text:list-item>
        <text:list-item>
          <text:p text:style-name="P8">Always commit any changes to the HEAD branch.</text:p>
        </text:list-item>
        <text:list-item>
          <text:p text:style-name="P9"><text:span text:style-name="T4">In case of any questions, contact the “Repository manager” Jakub at </text:span><text:a xlink:type="simple" xlink:href="https://developer.berlios.de/sendmessage.php?touser=24547"><text:span text:style-name="T11">fraktalek@users.berlios.de</text:span></text:a> </text:p>
        </text:list-item>
      </text:list>
      <text:p text:style-name="P4"/>
      <text:p text:style-name="P2">2. Source Code Style Guidelines</text:p>
      <text:p text:style-name="P10"/>
      <text:p text:style-name="Standard"><text:span text:style-name="T10"><text:tab/>Source code should conform to the </text:span><text:span text:style-name="T12">Java Coding Style Guide w</text:span><text:span text:style-name="T13">hich can be found at </text:span><text:a xlink:type="simple" xlink:href="http://www.sun.com/software/sundev/whitepapers/java-style.pdf"><text:span text:style-name="T14">http://www.sun.com/software/sundev/whitepapers/java-style.pdf</text:span></text:a><text:span text:style-name="T13">. Please read (or at least skim through) this document before writing or modifying Plantlore source code. </text:span></text:p>
      <text:p text:style-name="P11">This file contains selection of the most important rules from the document as well as Plantlore specific rules.</text:p>
      <text:p text:style-name="P11"/>
      <text:p text:style-name="P12">1. Source file style</text:p>
      <text:p text:style-name="P13"/>
      <text:list text:style-name="L3">
        <text:list-item>
          <text:p text:style-name="P14"><text:span text:style-name="T3">File name<text:tab/><text:tab/><text:tab/></text:span>First character of each word capitalized</text:p>
        </text:list-item>
      </text:list>
      <text:p text:style-name="P11"><text:tab/><text:tab/><text:tab/><text:tab/><text:tab/>No whitespaces or special characters in the file name</text:p>
      <text:p text:style-name="P11"><text:tab/><text:tab/><text:tab/><text:tab/><text:tab/>File extension: .java</text:p>
      <text:list text:style-name="L4">
        <text:list-item>
          <text:p text:style-name="P15"><text:span text:style-name="T3">Character encoding</text:span><text:tab/><text:tab/>UTF8 (Unicode)</text:p>
        </text:list-item>
        <text:list-item>
          <text:p text:style-name="P15"><text:span text:style-name="T3">Language<text:tab/></text:span><text:tab/><text:tab/>English</text:p>
        </text:list-item>
        <text:list-item>
          <text:p text:style-name="P15"><text:span text:style-name="T3">File size</text:span><text:tab/><text:tab/><text:tab/>Less than 2000 lines</text:p>
        </text:list-item>
        <text:list-item>
          <text:p text:style-name="P15"><text:span text:style-name="T3">Indentation size</text:span><text:tab/><text:tab/>4 characters</text:p>
        </text:list-item>
        <text:list-item>
          <text:p text:style-name="P16">Special characters<text:tab/><text:tab/><text:span text:style-name="T15">(Such as greek alphabet ;-) Not forbidden but not <text:tab/><text:tab/><text:tab/><text:tab/><text:tab/><text:tab/>recommended.</text:span></text:p>
        </text:list-item>
      </text:list>
      <text:p text:style-name="P11"/>
      <text:p text:style-name="P12">2. Naming conventions</text:p>
      <text:p text:style-name="P17"/>
      <text:list text:style-name="L5">
        <text:list-item>
          <text:p text:style-name="P18"><text:span text:style-name="T3">Packages – </text:span>net.sf.plantlore.&lt;package&gt;.&lt;subpackage&gt;...; Current package structure:</text:p>
          <text:list>
            <text:list-item>
              <text:p text:style-name="P18">net.sf.plantlore.client – sources for the GUI client application</text:p>
            </text:list-item>
            <text:list-item>
              <text:p text:style-name="P18">net.sf.plantlore.server – sources for server-side application</text:p>
            </text:list-item>
            <text:list-item>
              <text:p text:style-name="P18">net.sf.plantlore.common – common classes used by many other parts of application. </text:p>
            </text:list-item>
            <text:list-item>
              <text:p text:style-name="P18">net.sf.plantlore.l10n – common classes and resources for localization</text:p>
            </text:list-item>
          </text:list>
        </text:list-item>
        <text:list-item>
          <text:p text:style-name="P18"><text:span text:style-name="T3">Class/interface - </text:span>First character of each word capitalized, no underscores. When creating MVC pattern, append “View” / “Ctrl” to the name of the class representing view <text:s/>/ controller. In case of model there's no need to append anything. Example:</text:p>
        </text:list-item>
      </text:list>
      <text:list text:style-name="L6">
        <text:list-item>
          <text:p text:style-name="P19">AuthorManager.java<text:tab/><text:tab/><text:tab/>- Model of the Author manager MVC.</text:p>
        </text:list-item>
        <text:list-item>
          <text:p text:style-name="P19">AuthorManagerView.java<text:tab/><text:tab/>- View of the Author manager MVC.</text:p>
        </text:list-item>
        <text:list-item>
          <text:p text:style-name="P19">AuthorManagerCtrl.java<text:tab/><text:tab/>- Controller of the Author manager MVC.</text:p>
          <text:list>
            <text:list-item>
              <text:p text:style-name="P20"><text:span text:style-name="T3">Methods - </text:span>Each but first character of every word capitalized. Should be imperative verbs or verb phrases. Should describe function as much as possible</text:p>
            </text:list-item>
            <text:list-item>
              <text:p text:style-name="P20"><text:span text:style-name="T3">Fields</text:span><text:tab/>- Each but first character of every word capitalized</text:p>
            </text:list-item>
            <text:list-item>
              <text:p text:style-name="P20"><text:span text:style-name="T3">Constants (static final) - </text:span>All upper-case</text:p>
            </text:list-item>
          </text:list>
        </text:list-item>
      </text:list>
      <text:p text:style-name="P21"/>
      <text:p text:style-name="P22">3. Comments</text:p>
      <text:p text:style-name="P23"/>
      <text:p text:style-name="P21">To be removed comments should start with: XXX, e.g. // XXX: This is to be removed</text:p>
      <text:p text:style-name="P21">Parts where something is to be done before releasing should start with: TODO</text:p>
      <text:p text:style-name="P21"/>
      <text:p text:style-name="P22">4. Miscelaneous </text:p>
      <text:p text:style-name="P23"/>
      <text:p text:style-name="P21">Do not use import wildcards (java.util.*). Always import only required class.</text:p>
      <text:p text:style-name="P21"/>
      <text:p text:style-name="P22">5. JavaDoc</text:p>
      <text:p text:style-name="P23"/>
      <text:p text:style-name="Standard"><text:span text:style-name="T10">For a full description of JavaDoc guidelines see </text:span><text:a xlink:type="simple" xlink:href="http://java.sun.com/j2se/javadoc/writingdoccomments/index.html"><text:span text:style-name="T9">http://java.sun.com/j2se/javadoc/writingdoccomments/index.html</text:span></text:a><text:span text:style-name="T10">. Plantlore source code should conform to the rules and recommendations in this document.</text:span></text:p>
      <text:p text:style-name="P21"/>
      <text:p text:style-name="P24">Tags that should always be used (if applicable)</text:p>
      <text:section text:style-name="Sect1" text:name="Section1">
        <text:p text:style-name="P21">@param<text:tab/><text:tab/></text:p>
        <text:p text:style-name="P21">@return<text:tab/><text:tab/></text:p>
        <text:p text:style-name="P21">@throws</text:p>
        <text:p text:style-name="P21">@author</text:p>
        <text:p text:style-name="P21">@version</text:p>
        <text:p text:style-name="P21">@see</text:p>
        <text:p text:style-name="P21">@since</text:p>
        <text:p text:style-name="P21"/>
      </text:section>
      <text:p text:style-name="P24"/>
      <text:p text:style-name="P24">How to write tag comments:</text:p>
      <text:p text:style-name="P21">@author<text:tab/><text:tab/>Full name of the author</text:p>
      <text:p text:style-name="P21">@version<text:tab/><text:tab/></text:p>
      <text:p text:style-name="P21">@throws<text:tab/><text:tab/>All checked exceptions (method declaration contains keyword throws)</text:p>
      <text:p text:style-name="P21"><text:tab/><text:tab/><text:tab/>Unchecked exceptions that caller might want to catch</text:p>
      <text:p text:style-name="P21">@since<text:tab/><text:tab/>Plantlore version in which the feature was first implemented</text:p>
      <text:p text:style-name="P21"/>
      <text:p text:style-name="P22">6. Logger</text:p>
      <text:p text:style-name="P23"/>
      <text:p text:style-name="P21">Plantlore uses log4j library for logging. For more information about log4j see <text:a xlink:type="simple" xlink:href="http://logging.apache.org/log4j/docs/">http://logging.apache.org/log4j/docs/</text:a> or a document about using log4j from the Plantlore repository. Log4j provides 5 basic logging levels. Here is how they should be used:</text:p>
      <text:list text:style-name="L7">
        <text:list-item>
          <text:p text:style-name="P25"><text:span text:style-name="T16">DEBUG</text:span> – This level should be used for the lowest level debug information and debug messages. It is completely up to you what you need to log on this level.</text:p>
        </text:list-item>
        <text:list-item>
          <text:p text:style-name="P25"><text:span text:style-name="T16">INFO</text:span> – These messages should describe the progress of an application on a higher level, <text:s/>for example opening new dialog window, saving some records, completing a job.</text:p>
        </text:list-item>
        <text:list-item>
          <text:p text:style-name="P25"><text:span text:style-name="T16">WARN</text:span> – Warnings describe situations where an error didn't occurr but the situation could potentially lead to an error. For example getting <text:s/>an empty result set (when there should be at least something) is not an error but might lead to one later in the execution of application.</text:p>
        </text:list-item>
        <text:list-item>
          <text:p text:style-name="P25"><text:span text:style-name="T16">ERROR</text:span> – Error messages describe invalid application states which are mostly recoverable, although for example some functionality might not be accessible. This level should also be used for programming errors (e.g. your code detected an error in some API it is using)</text:p>
        </text:list-item>
        <text:list-item>
          <text:p text:style-name="P25"><text:span text:style-name="T16">FATAL</text:span> – Fatal logger messages should be used when application encountered a serious problem, often unrecoverable or only hardly recoverable. It should be used for example when database connection was lost unexpectedly, saving or opening of a file did not succeed etc.</text:p>
        </text:list-item>
      </text:list>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rebuchet MS" svg:font-family="'Trebuchet M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1.3cm" fo:margin-bottom="1.3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Tomáš Kovařík</meta:initial-creator>
    <meta:creation-date>2006-01-05T23:53:19</meta:creation-date>
    <dc:creator>Tomáš Kovařík</dc:creator>
    <dc:date>2006-04-03T22:42:56</dc:date>
    <dc:language>en-US</dc:language>
    <meta:editing-cycles>11</meta:editing-cycles>
    <meta:editing-duration>PT16H2M39S</meta:editing-duration>
    <meta:user-defined meta:name="Info 1"/>
    <meta:user-defined meta:name="Info 2"/>
    <meta:user-defined meta:name="Info 3"/>
    <meta:user-defined meta:name="Info 4"/>
    <meta:document-statistic meta:table-count="0" meta:image-count="0" meta:object-count="0" meta:page-count="3" meta:paragraph-count="72" meta:word-count="801" meta:character-count="5438"/>
  </office:meta>
</office:document-meta>
</file>